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19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ce20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="0.74pt solid #000000"/>
    </style:style>
    <style:style style:name="ce13" style:family="table-cell" style:parent-style-name="Default" style:data-style-name="N153">
      <style:table-cell-properties fo:border="0.74pt solid #000000"/>
    </style:style>
    <style:style style:name="ce14" style:family="table-cell" style:parent-style-name="Default" style:data-style-name="N153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wrap-option="no-wrap"/>
    </style:style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-8% 58%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33% 58%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7</text:p>
          </table:table-cell>
          <table:covered-table-cell table:number-columns-repeated="9"/>
        </table:table-row>
        <table:table-row table:style-name="ro1">
          <table:table-cell office:value-type="string" calcext:value-type="string" table:number-columns-spanned="10" table:number-rows-spanned="1">
            <text:p>Проверка гипотезы о дисперсиях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7" office:value-type="string" calcext:value-type="string">
            <text:p>Задача:</text:p>
          </table:table-cell>
          <table:table-cell table:style-name="ce19" office:value-type="string" calcext:value-type="string" table:number-columns-spanned="7" table:number-rows-spanned="1">
            <text:p>Социологу интересно узнать, повлияет ли показ фильма об управлении стрессом, на установки двенадцати человек, участвующих в исследовании. Результаты в таблице. Здесь большим числовым значениям соответствует более позитивное отношение к управлению стрессом. При α=0,05 проверьте утверждение, что просмотр данного фильма меняет установки испытуемых.</text:p>
            <text:p>До: 12 15 6 20 2 5 9 16 14 17 8 5</text:p>
            <text:p>После: 11 13 3 21 5 7 6 10 9 72 4 1</text:p>
            <text:p/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office:value-type="string" calcext:value-type="string" table:number-columns-spanned="9" table:number-rows-spanned="1">
            <text:p>По приведенным ниже условиям проверить гипотезу о дисперсиях, используя статистику Фишера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 table:number-columns-spanned="2" table:number-rows-spanned="1">
            <text:p>Генеральные совокупности</text:p>
          </table:table-cell>
          <table:covered-table-cell table:style-name="ce20"/>
          <table:table-cell/>
          <table:table-cell table:style-name="ce20" office:value-type="string" calcext:value-type="string" table:number-columns-spanned="2" table:number-rows-spanned="1">
            <text:p>Выборочная дисперсия (S<text:span text:style-name="T2">2</text:span>)</text:p>
          </table:table-cell>
          <table:covered-table-cell table:style-name="ce20"/>
          <table:table-cell table:number-columns-repeated="5"/>
        </table:table-row>
        <table:table-row table:style-name="ro1">
          <table:table-cell table:style-name="ce6" office:value-type="string" calcext:value-type="string">
            <text:p>x<text:span text:style-name="T1">1</text:span></text:p>
          </table:table-cell>
          <table:table-cell table:style-name="ce6" office:value-type="string" calcext:value-type="string">
            <text:p>x<text:span text:style-name="T1">2</text:span></text:p>
          </table:table-cell>
          <table:table-cell/>
          <table:table-cell table:style-name="ce6" office:value-type="string" calcext:value-type="string">
            <text:p>x<text:span text:style-name="T1">1</text:span></text:p>
          </table:table-cell>
          <table:table-cell table:style-name="ce6" office:value-type="string" calcext:value-type="string">
            <text:p>x<text:span text:style-name="T1">2</text:span></text:p>
          </table:table-cell>
          <table:table-cell table:number-columns-repeated="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table:formula="of:=COM.MICROSOFT.VAR.P([.A12:.A23])" office:value-type="float" office:value="337.083333333333" calcext:value-type="float">
            <text:p>337,083</text:p>
          </table:table-cell>
          <table:table-cell table:style-name="ce14" table:formula="of:=COM.MICROSOFT.VAR.P([.B12:.B23])" office:value-type="float" office:value="29.8541666666667" calcext:value-type="float">
            <text:p>29,854</text:p>
          </table:table-cell>
          <table:table-cell table:number-columns-repeated="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2" table:number-rows-spanned="1">
            <text:p>Объём выборки (n)</text:p>
          </table:table-cell>
          <table:covered-table-cell table:style-name="ce18"/>
          <table:table-cell table:style-name="ce8" table:formula="of:=COUNT([.A12:.A23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 table:number-columns-spanned="2" table:number-rows-spanned="1">
            <text:p>Уровень значимости (α)</text:p>
          </table:table-cell>
          <table:covered-table-cell table:style-name="ce18"/>
          <table:table-cell table:style-name="ce8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 table:number-columns-spanned="2" table:number-rows-spanned="1">
            <text:p>Степени свободы (df)</text:p>
          </table:table-cell>
          <table:covered-table-cell table:style-name="ce18"/>
          <table:table-cell table:style-name="ce8" table:formula="of:=[.C27]-1" office:value-type="float" office:value="11" calcext:value-type="float">
            <text:p>11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2" table:number-rows-spanned="1">
            <text:p>Основная гипотеза (H<text:span text:style-name="T1">0</text:span>)</text:p>
          </table:table-cell>
          <table:covered-table-cell table:style-name="ce18"/>
          <table:table-cell table:style-name="ce8" office:value-type="string" calcext:value-type="string">
            <text:p> σ<text:span text:style-name="T1">1</text:span><text:span text:style-name="T2">2</text:span><text:span text:style-name="T3"> = σ</text:span><text:span text:style-name="T4">2</text:span><text:span text:style-name="T5">2</text:span>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 table:number-columns-spanned="2" table:number-rows-spanned="1">
            <text:p>Альтернативная гипотеза (H<text:span text:style-name="T1">1</text:span>)</text:p>
          </table:table-cell>
          <table:covered-table-cell table:style-name="ce18"/>
          <table:table-cell table:style-name="ce8" office:value-type="string" calcext:value-type="string">
            <text:p> σ<text:span text:style-name="T1">1</text:span><text:span text:style-name="T2">2</text:span> &gt; σ<text:span text:style-name="T1">2</text:span><text:span text:style-name="T2">2</text:span></text:p>
          </table:table-cell>
          <table:table-cell office:value-type="string" calcext:value-type="string" table:number-columns-spanned="7" table:number-rows-spanned="1">
            <text:p>→критическая область правосторонняя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3">
          <table:table-cell table:style-name="ce18" office:value-type="string" calcext:value-type="string" table:number-columns-spanned="2" table:number-rows-spanned="1">
            <text:p>Критическое значение</text:p>
          </table:table-cell>
          <table:covered-table-cell table:style-name="ce20"/>
          <table:table-cell table:style-name="ce13" table:formula="of:=COM.MICROSOFT.F.INV.RT([.C28]; [.C29];[.C29])" office:value-type="float" office:value="2.81793046995309" calcext:value-type="float">
            <text:p>2,818</text:p>
          </table:table-cell>
          <table:table-cell table:style-name="ce12" office:value-type="string" calcext:value-type="string" table:number-columns-spanned="7" table:number-rows-spanned="1">
            <text:p><text:span text:style-name="T7">→к</text:span>ритическое значение по распределению Фишера вычислялось по уровню значимости (α = 0,05) и степеням свободы первой и второй генеральным совокупностям (df = 11)</text:p>
          </table:table-cell>
          <table:covered-table-cell table:number-columns-repeated="6" table:style-name="ce28"/>
        </table:table-row>
        <table:table-row table:style-name="ro1">
          <table:table-cell table:style-name="ce18" office:value-type="string" calcext:value-type="string" table:number-columns-spanned="2" table:number-rows-spanned="1">
            <text:p>Критическая область</text:p>
          </table:table-cell>
          <table:covered-table-cell table:style-name="ce18"/>
          <table:table-cell table:style-name="ce18" office:value-type="string" calcext:value-type="string">
            <text:p>(2,818; +<text:span text:style-name="T6">∞</text:span>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2" table:number-rows-spanned="1">
            <text:p>Значение статистики</text:p>
          </table:table-cell>
          <table:covered-table-cell table:style-name="ce20"/>
          <table:table-cell table:style-name="ce13" table:formula="of:=[.D12]/[.E12]" office:value-type="float" office:value="11.2909979064899" calcext:value-type="float">
            <text:p>11,291</text:p>
          </table:table-cell>
          <table:table-cell table:style-name="ce12" office:value-type="string" calcext:value-type="string" table:number-columns-spanned="7" table:number-rows-spanned="1">
            <text:p><text:span text:style-name="T7">→ </text:span>F = x₁ / x₂ (большая дисперсия делится на меньшую)</text:p>
          </table:table-cell>
          <table:covered-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4">
          <table:table-cell table:style-name="ce7" office:value-type="string" calcext:value-type="string">
            <text:p>Вывод:</text:p>
          </table:table-cell>
          <table:table-cell table:style-name="ce12" office:value-type="string" calcext:value-type="string" table:number-columns-spanned="9" table:number-rows-spanned="1">
            <text:p>По приведенным выше условиям была проверена гипотеза о дисперсиях, при помощи статистики Фишера. Так как значение статистики попадает в критическую область, то на 5% уровне следует отклонить основную гипотезу и принять альтернативную гипотезу о том, что показ фильма об управлении стрессом повлияет на установки двенадцати человек, участвующих в исследовании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11" number:min-decimal-places="11" number:min-integer-digits="1"/>
    </number:number-style>
    <number:number-style style:name="N155">
      <number:number number:decimal-places="10" number:min-decimal-places="10" number:min-integer-digits="1"/>
    </number:number-style>
    <number:number-style style:name="N156">
      <number:number number:decimal-places="9" number:min-decimal-places="9" number:min-integer-digits="1"/>
    </number:number-style>
    <number:number-style style:name="N157">
      <number:number number:decimal-places="8" number:min-decimal-places="8" number:min-integer-digits="1"/>
    </number:number-style>
    <number:number-style style:name="N158">
      <number:number number:decimal-places="7" number:min-decimal-places="7" number:min-integer-digits="1"/>
    </number:number-style>
    <number:number-style style:name="N159">
      <number:number number:decimal-places="6" number:min-decimal-places="6" number:min-integer-digits="1"/>
    </number:number-style>
    <number:number-style style:name="N160">
      <number:number number:decimal-places="5" number:min-decimal-places="5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3" number:min-decimal-places="13" number:min-integer-digits="1"/>
    </number:number-style>
    <number:number-style style:name="N163">
      <number:number number:decimal-places="12" number:min-decimal-places="12" number:min-integer-digits="1"/>
    </number:number-style>
    <number:number-style style:name="N164P0" style:volatile="true">
      <number:number number:decimal-places="0" number:min-decimal-places="0" number:min-integer-digits="1" number:grouping="true"/>
      <number:text>   </number:text>
    </number:number-style>
    <number:number-style style:name="N16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 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  </number:text>
    </number:number-style>
    <number:number-style style:name="N16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  <number:text>   </number:text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7P0"/>
    </number:number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9P2" style:volatile="true">
      <number:text> </number:text>
      <number:fill-character> </number:fill-character>
      <number:text>-р.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4:52:54.217725280</meta:creation-date>
    <dc:date>2023-03-13T16:02:32.905459699</dc:date>
    <meta:editing-duration>PT1H28M39S</meta:editing-duration>
    <meta:editing-cycles>9</meta:editing-cycles>
    <meta:generator>LibreOffice/7.5.1.2$Linux_X86_64 LibreOffice_project/fcbaee479e84c6cd81291587d2ee68cba099e129</meta:generator>
    <meta:document-statistic meta:table-count="1" meta:cell-count="60" meta:object-count="0"/>
  </office:meta>
</office:document-meta>
</file>